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svg:font-family="'Noto Sans Mono CJK J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fo:font-weight="bold" officeooo:rsid="001fae68" officeooo:paragraph-rsid="001fae68" style:font-weight-asian="bold" style:font-weight-complex="bold"/>
    </style:style>
    <style:style style:name="P2" style:family="paragraph" style:parent-style-name="Standard">
      <style:text-properties style:font-name="Liberation Sans" fo:font-size="16pt" officeooo:paragraph-rsid="00193a27" style:font-size-asian="16pt" style:font-size-complex="16pt"/>
    </style:style>
    <style:style style:name="P3" style:family="paragraph" style:parent-style-name="Standard">
      <style:text-properties style:font-name="Liberation Sans" officeooo:rsid="00193a27" officeooo:paragraph-rsid="00193a27"/>
    </style:style>
    <style:style style:name="P4" style:family="paragraph" style:parent-style-name="Standard" style:list-style-name="L1">
      <style:text-properties style:font-name="Liberation Sans" officeooo:rsid="00193a27" officeooo:paragraph-rsid="00193a27"/>
    </style:style>
    <style:style style:name="P5" style:family="paragraph" style:parent-style-name="Standard" style:list-style-name="L1">
      <style:text-properties style:font-name="Liberation Sans" officeooo:rsid="00193a27" officeooo:paragraph-rsid="001c009f"/>
    </style:style>
    <style:style style:name="P6" style:family="paragraph" style:parent-style-name="Standard">
      <style:text-properties style:font-name="Liberation Sans" officeooo:rsid="00193a27" officeooo:paragraph-rsid="001c009f"/>
    </style:style>
    <style:style style:name="P7" style:family="paragraph" style:parent-style-name="Standard">
      <style:text-properties style:font-name="Liberation Sans" officeooo:rsid="001c009f" officeooo:paragraph-rsid="001c009f"/>
    </style:style>
    <style:style style:name="P8" style:family="paragraph" style:parent-style-name="Standard" style:list-style-name="L1">
      <style:text-properties style:font-name="Liberation Sans" officeooo:rsid="001c009f" officeooo:paragraph-rsid="001c009f"/>
    </style:style>
    <style:style style:name="P9" style:family="paragraph" style:parent-style-name="Standard" style:list-style-name="L1">
      <style:text-properties style:font-name="Liberation Sans" fo:font-weight="bold" officeooo:rsid="001a3042" officeooo:paragraph-rsid="001a3042" style:font-weight-asian="bold" style:font-weight-complex="bold"/>
    </style:style>
    <style:style style:name="P10" style:family="paragraph" style:parent-style-name="Standard" style:list-style-name="L1">
      <style:text-properties style:font-name="Liberation Sans" fo:font-weight="bold" officeooo:rsid="00193a27" officeooo:paragraph-rsid="00193a27" style:font-weight-asian="bold" style:font-weight-complex="bold"/>
    </style:style>
    <style:style style:name="P11" style:family="paragraph" style:parent-style-name="Standard" style:list-style-name="L1">
      <style:text-properties style:font-name="Liberation Sans" fo:font-weight="bold" officeooo:rsid="00193a27" officeooo:paragraph-rsid="001fae68" style:font-weight-asian="bold" style:font-weight-complex="bold"/>
    </style:style>
    <style:style style:name="P12" style:family="paragraph" style:parent-style-name="Standard" style:list-style-name="L1">
      <style:text-properties style:font-name="Liberation Sans" fo:font-weight="bold" officeooo:rsid="001c009f" officeooo:paragraph-rsid="001c009f" style:font-weight-asian="bold" style:font-weight-complex="bold"/>
    </style:style>
    <style:style style:name="P13" style:family="paragraph" style:parent-style-name="Standard" style:list-style-name="L1">
      <style:text-properties style:font-name="Liberation Sans" fo:font-weight="bold" officeooo:rsid="001dfc98" officeooo:paragraph-rsid="001dfc98" style:font-weight-asian="bold" style:font-weight-complex="bold"/>
    </style:style>
    <style:style style:name="P14" style:family="paragraph" style:parent-style-name="Standard" style:list-style-name="L1">
      <style:text-properties style:font-name="Liberation Sans" fo:font-weight="bold" officeooo:rsid="001fae68" officeooo:paragraph-rsid="001fae68" style:font-weight-asian="bold" style:font-weight-complex="bold"/>
    </style:style>
    <style:style style:name="P15" style:family="paragraph" style:parent-style-name="Standard" style:list-style-name="L1">
      <style:text-properties style:font-name="Liberation Sans" officeooo:rsid="001a3042" officeooo:paragraph-rsid="001a3042"/>
    </style:style>
    <style:style style:name="P16" style:family="paragraph" style:parent-style-name="Standard" style:list-style-name="L1">
      <style:text-properties style:font-name="Liberation Sans" officeooo:rsid="001a3042" officeooo:paragraph-rsid="001c009f"/>
    </style:style>
    <style:style style:name="P17" style:family="paragraph" style:parent-style-name="Standard">
      <style:text-properties style:font-name="Liberation Sans" officeooo:rsid="001a3042" officeooo:paragraph-rsid="001a3042"/>
    </style:style>
    <style:style style:name="P18" style:family="paragraph" style:parent-style-name="Standard">
      <style:text-properties style:font-name="Liberation Sans" officeooo:rsid="001a3042" officeooo:paragraph-rsid="001c009f"/>
    </style:style>
    <style:style style:name="P19" style:family="paragraph" style:parent-style-name="Standard" style:list-style-name="L1">
      <style:text-properties style:font-name="Liberation Sans" officeooo:rsid="001dfc98" officeooo:paragraph-rsid="001dfc98"/>
    </style:style>
    <style:style style:name="P20" style:family="paragraph" style:parent-style-name="Standard" style:list-style-name="L1">
      <style:text-properties style:font-name="Liberation Sans" officeooo:rsid="001fae68" officeooo:paragraph-rsid="001fae68"/>
    </style:style>
    <style:style style:name="P21" style:family="paragraph" style:parent-style-name="Standard">
      <style:text-properties style:font-name="Liberation Sans" officeooo:rsid="001fae68" officeooo:paragraph-rsid="001fae68"/>
    </style:style>
    <style:style style:name="P22" style:family="paragraph" style:parent-style-name="Standard">
      <style:text-properties style:font-name="Liberation Sans" officeooo:rsid="001fae68" officeooo:paragraph-rsid="001c009f"/>
    </style:style>
    <style:style style:name="P23" style:family="paragraph" style:parent-style-name="Standard" style:list-style-name="L1">
      <style:text-properties officeooo:rsid="001fae68" officeooo:paragraph-rsid="001fae68"/>
    </style:style>
    <style:style style:name="T1" style:family="text">
      <style:text-properties officeooo:rsid="00193a27"/>
    </style:style>
    <style:style style:name="T2" style:family="text">
      <style:text-properties officeooo:rsid="001a3042"/>
    </style:style>
    <style:style style:name="T3" style:family="text">
      <style:text-properties officeooo:rsid="001c009f"/>
    </style:style>
    <style:style style:name="T4" style:family="text">
      <style:text-properties officeooo:rsid="001dfc98"/>
    </style:style>
    <style:style style:name="T5" style:family="text">
      <style:text-properties fo:font-weight="normal" style:font-weight-asian="normal" style:font-weight-complex="normal"/>
    </style:style>
    <style:style style:name="T6" style:family="text">
      <style:text-properties officeooo:rsid="001fae68"/>
    </style:style>
    <style:style style:name="T7" style:family="text">
      <style:text-properties style:font-name="Liberation Sans"/>
    </style:style>
    <style:style style:name="T8" style:family="text">
      <style:text-properties style:font-name="Liberation Sans" officeooo:rsid="001a30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mplate for Modeler’s survey</text:span></text:p>
      <text:p text:style-name="P3"/>
      <text:p text:style-name="P3"/>
      <text:p text:style-name="P7">This survey is intended to understand the requirements and concepts <text:span text:style-name="T4">behind the models of the attendants. Since the range of model typologies can not be exhaustively categorized, please feel free to add any description necessary to explain your model. Please submit more than one answer if needed, including other answers besides the ones predefined.</text:span></text:p>
      <text:p text:style-name="P3"/>
      <text:list xml:id="list3636181042" text:style-name="L1">
        <text:list-item>
          <text:p text:style-name="P9">To which purpose do you want to learn/<text:span text:style-name="T4">implement</text:span> Testing methods?</text:p>
          <text:list>
            <text:list-item>
              <text:p text:style-name="P15">To test the performance of a forecast</text:p>
            </text:list-item>
            <text:list-item>
              <text:p text:style-name="P15">To test the <text:span text:style-name="T3">hypothesis</text:span> of a geophysic<text:span text:style-name="T4">al/seismological</text:span> scientific question</text:p>
            </text:list-item>
            <text:list-item>
              <text:p text:style-name="P15">Other (please specify) _________________</text:p>
              <text:p text:style-name="P15"/>
            </text:list-item>
          </text:list>
        </text:list-item>
        <text:list-item>
          <text:p text:style-name="P10">For which region do you intend to create your <text:span text:style-name="T4">model/</text:span>forecast?</text:p>
          <text:list>
            <text:list-item>
              <text:p text:style-name="P4">Italy</text:p>
            </text:list-item>
            <text:list-item>
              <text:p text:style-name="P4">Europe</text:p>
            </text:list-item>
            <text:list-item>
              <text:p text:style-name="P4">Globe</text:p>
            </text:list-item>
            <text:list-item>
              <text:p text:style-name="P5">Other (please specify) <text:span text:style-name="T2">_________________</text:span></text:p>
            </text:list-item>
          </text:list>
        </text:list-item>
      </text:list>
      <text:p text:style-name="P3"/>
      <text:list xml:id="list130916409547948" text:continue-numbering="true" text:style-name="L1">
        <text:list-item>
          <text:p text:style-name="P11">To which application would your <text:span text:style-name="T4">model/</text:span>forecast be useful? Please note that the time windows are a rough approximation</text:p>
          <text:list>
            <text:list-item>
              <text:p text:style-name="P4">Seismic Hazard </text:p>
            </text:list-item>
            <text:list-item>
              <text:p text:style-name="P4">Operational Earthquake Forecast<text:span text:style-name="T6">ing</text:span></text:p>
            </text:list-item>
            <text:list-item>
              <text:p text:style-name="P4">Induced Seismicity Forecast<text:span text:style-name="T6">ing</text:span></text:p>
            </text:list-item>
            <text:list-item>
              <text:p text:style-name="P5">Other <text:span text:style-name="T2">_________________</text:span></text:p>
            </text:list-item>
          </text:list>
        </text:list-item>
      </text:list>
      <text:p text:style-name="P6"/>
      <text:list xml:id="list130917013496242" text:continue-numbering="true" text:style-name="L1">
        <text:list-item>
          <text:p text:style-name="P14">Which is roughly the time window of your model? You can select multiple choices</text:p>
          <text:list>
            <text:list-item>
              <text:p text:style-name="P20">Less than one day</text:p>
            </text:list-item>
            <text:list-item>
              <text:p text:style-name="P20">Between one day and one year</text:p>
            </text:list-item>
            <text:list-item>
              <text:p text:style-name="P20">More than one year</text:p>
            </text:list-item>
          </text:list>
        </text:list-item>
      </text:list>
      <text:p text:style-name="P21"/>
      <text:list xml:id="list130916683371162" text:continue-numbering="true" text:style-name="L1">
        <text:list-item>
          <text:p text:style-name="P9">What are the inputs of your model? </text:p>
          <text:list>
            <text:list-item>
              <text:p text:style-name="P15">Instrumental catalog</text:p>
            </text:list-item>
            <text:list-item>
              <text:p text:style-name="P15">Historical catalog</text:p>
            </text:list-item>
            <text:list-item>
              <text:p text:style-name="P15"><text:span text:style-name="T4">Geological f</text:span>ault spatial data</text:p>
            </text:list-item>
            <text:list-item>
              <text:p text:style-name="P19">Earthquake slip data</text:p>
            </text:list-item>
            <text:list-item>
              <text:p text:style-name="P15">Geodetic data</text:p>
            </text:list-item>
            <text:list-item>
              <text:p text:style-name="P20">Hydrological data</text:p>
            </text:list-item>
            <text:list-item>
              <text:p text:style-name="P16">Other<text:span text:style-name="T3">s </text:span>_________________</text:p>
            </text:list-item>
          </text:list>
        </text:list-item>
      </text:list>
      <text:p text:style-name="P22"><text:span text:style-name="T7"/></text:p>
      <text:p text:style-name="P18"/>
      <text:list xml:id="list130917519473110" text:continue-numbering="true" text:style-name="L1">
        <text:list-item>
          <text:p text:style-name="P1"><text:span text:style-name="T8">I</text:span><text:span text:style-name="T7">f a catalog is used, which parameters comprises it?</text:span></text:p>
          <text:list>
            <text:list-item>
              <text:p text:style-name="P23"><text:span text:style-name="T7">Locations</text:span></text:p>
            </text:list-item>
            <text:list-item>
              <text:p text:style-name="P23"><text:span text:style-name="T7">Time</text:span></text:p>
            </text:list-item>
            <text:list-item>
              <text:p text:style-name="P23"><text:span text:style-name="T7">Local magnitudes</text:span></text:p>
            </text:list-item>
            <text:list-item>
              <text:p text:style-name="P23"><text:span text:style-name="T7">Moment magnitudes</text:span></text:p>
            </text:list-item>
            <text:list-item>
              <text:p text:style-name="P23"><text:span text:style-name="T7">Slip/rake and/or DC Moment tensor</text:span></text:p>
            </text:list-item>
            <text:list-item>
              <text:p text:style-name="P23"><text:span text:style-name="T7">Waveforms</text:span></text:p>
            </text:list-item>
            <text:list-item>
              <text:p text:style-name="P23"><text:span text:style-name="T7">Other</text:span></text:p>
              <text:p text:style-name="P15"/>
            </text:list-item>
          </text:list>
        </text:list-item>
        <text:list-item>
          <text:p text:style-name="P9"><text:soft-page-break/>What are the outputs of your model/forecast?</text:p>
          <text:list>
            <text:list-item>
              <text:p text:style-name="P15">Stochastic catalog set</text:p>
            </text:list-item>
            <text:list-item>
              <text:p text:style-name="P15">Spatially-discretized forecast (gridded, meshed, etc.)</text:p>
            </text:list-item>
            <text:list-item>
              <text:p text:style-name="P15">Alarm-based forecast <text:span text:style-name="T3">(probability of occurrence)</text:span></text:p>
            </text:list-item>
            <text:list-item>
              <text:p text:style-name="P16">Other<text:span text:style-name="T3">s </text:span>_________________</text:p>
            </text:list-item>
          </text:list>
        </text:list-item>
      </text:list>
      <text:p text:style-name="P17"/>
      <text:list xml:id="list130918212397376" text:continue-numbering="true" text:style-name="L1">
        <text:list-item>
          <text:p text:style-name="P9">Is your model time-independent or time-dependent? (in this case, if it requires updating during the testing time).</text:p>
          <text:list>
            <text:list-item>
              <text:p text:style-name="P15">Yes</text:p>
            </text:list-item>
            <text:list-item>
              <text:p text:style-name="P15">No</text:p>
            </text:list-item>
            <text:list-item>
              <text:p text:style-name="P16">Undetermined (please explain briefly why) _________________</text:p>
              <text:p text:style-name="P15"/>
            </text:list-item>
          </text:list>
        </text:list-item>
        <text:list-item>
          <text:p text:style-name="P12">In which programming language (or software) is your model written? Please indicate if multiple languages are used</text:p>
          <text:list>
            <text:list-item>
              <text:p text:style-name="P8">Python</text:p>
            </text:list-item>
            <text:list-item>
              <text:p text:style-name="P8">R</text:p>
            </text:list-item>
            <text:list-item>
              <text:p text:style-name="P8">Fortran</text:p>
            </text:list-item>
            <text:list-item>
              <text:p text:style-name="P8">Matlab</text:p>
            </text:list-item>
            <text:list-item>
              <text:p text:style-name="P8">Others <text:span text:style-name="T2">_________________</text:span></text:p>
            </text:list-item>
          </text:list>
        </text:list-item>
      </text:list>
      <text:p text:style-name="P7"/>
      <text:p text:style-name="P7"/>
      <text:list xml:id="list130916909634142" text:continue-numbering="true" text:style-name="L1">
        <text:list-item>
          <text:p text:style-name="P12">Are you familiarized with Python?</text:p>
          <text:list>
            <text:list-item>
              <text:p text:style-name="P8">Yes</text:p>
            </text:list-item>
            <text:list-item>
              <text:p text:style-name="P8">Moderately</text:p>
            </text:list-item>
            <text:list-item>
              <text:p text:style-name="P8">No</text:p>
              <text:p text:style-name="P8"/>
            </text:list-item>
          </text:list>
        </text:list-item>
        <text:list-item>
          <text:p text:style-name="P12">Are you familiarized with Git?</text:p>
          <text:list>
            <text:list-item>
              <text:p text:style-name="P8">Yes</text:p>
            </text:list-item>
            <text:list-item>
              <text:p text:style-name="P8">Moderately</text:p>
            </text:list-item>
            <text:list-item>
              <text:p text:style-name="P8">No</text:p>
              <text:p text:style-name="P8"/>
            </text:list-item>
          </text:list>
        </text:list-item>
        <text:list-item>
          <text:p text:style-name="P12">Are you familiarized with Docker?</text:p>
          <text:list>
            <text:list-item>
              <text:p text:style-name="P8">Yes</text:p>
            </text:list-item>
            <text:list-item>
              <text:p text:style-name="P8">Moderately</text:p>
            </text:list-item>
            <text:list-item>
              <text:p text:style-name="P8">No</text:p>
            </text:list-item>
          </text:list>
        </text:list-item>
      </text:list>
      <text:p text:style-name="P7"/>
      <text:list xml:id="list130916791808253" text:continue-numbering="true" text:style-name="L1">
        <text:list-item>
          <text:p text:style-name="P13">Please add any description that you deem necessary to explain your model</text:p>
          <text:p text:style-name="P13"><text:span text:style-name="T5"/></text:p>
        </text:list-item>
        <text:list-item>
          <text:p text:style-name="P13"><text:span text:style-name="T5">___________________________________________________</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svg:font-family="'Noto Sans Mono CJK J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Itu</meta:initial-creator>
    <meta:creation-date>2021-02-17T12:14:49.650874073</meta:creation-date>
    <dc:date>2021-02-17T13:09:16.108830256</dc:date>
    <dc:creator>Pablo Itu</dc:creator>
    <meta:editing-duration>PT8M5S</meta:editing-duration>
    <meta:editing-cycles>1</meta:editing-cycles>
    <meta:document-statistic meta:table-count="0" meta:image-count="0" meta:object-count="0" meta:page-count="2" meta:paragraph-count="71" meta:word-count="383" meta:character-count="2251" meta:non-whitespace-character-count="2000"/>
    <meta:generator>LibreOffice/6.0.7.3$Linux_X86_64 LibreOffice_project/00m0$Build-3</meta:generator>
  </office:meta>
</office:document-meta>
</file>